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1764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118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516in" fo:break-before="auto" style:use-optimal-row-height="false"/>
    </style:style>
    <style:style style:name="ro6" style:family="table-row">
      <style:table-row-properties style:row-height="0.1618in" fo:break-before="auto" style:use-optimal-row-height="false"/>
    </style:style>
    <style:style style:name="ro7" style:family="table-row">
      <style:table-row-properties style:row-height="0.119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553" style:family="table-cell" style:parent-style-name="Standard_5f_sambareggae.xls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28in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tandard_5f_pardon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5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8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90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3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9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9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9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75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1" style:family="table-cell" style:parent-style-name="Standard_5f_pardon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64" style:family="table-cell" style:parent-style-name="Default">
      <style:table-cell-properties fo:border-bottom="none" style:text-align-source="fix" style:repeat-content="false" fo:border-left="1.76pt solid #000000" fo:padding="0.028in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5" style:family="table-cell" style:parent-style-name="Default">
      <style:table-cell-properties fo:border-bottom="0.74pt solid #000000" style:text-align-source="fix" style:repeat-content="false" fo:border-left="1.76pt solid #000000" fo:padding="0.028in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5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202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ce220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in"/>
      <style:text-properties fo:font-size="9pt" style:font-size-asian="9pt" style:font-size-complex="9pt"/>
    </style:style>
    <style:style style:name="ce27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in"/>
      <style:text-properties fo:font-size="9pt" style:font-size-asian="9pt" style:font-size-complex="9pt"/>
    </style:style>
    <style:style style:name="ce2769" style:family="table-cell" style:parent-style-name="Default">
      <style:table-cell-properties fo:border-bottom="none" style:text-align-source="fix" style:repeat-content="false" fo:border-left="0.06pt solid #969696" fo:padding="0.028in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77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font-size="9pt" style:font-size-asian="9pt" style:font-size-complex="9pt"/>
    </style:style>
    <style:style style:name="ce2771" style:family="table-cell" style:parent-style-name="Standard_5f_pardon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olf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31" table:default-cell-style-name="ce8"/>
        <table:table-column table:style-name="co4" table:default-cell-style-name="ce2771"/>
        <table:table-column table:style-name="co2" table:number-columns-repeated="29" table:default-cell-style-name="ce47"/>
        <table:table-row table:style-name="ro1">
          <table:table-cell table:style-name="ce2553" office:value-type="string" calcext:value-type="string">
            <text:p>Wolf</text:p>
          </table:table-cell>
          <table:table-cell table:style-name="ce2554"/>
          <table:table-cell table:style-name="ce2586"/>
          <table:table-cell table:style-name="ce2755" office:value-type="string" calcext:value-type="string">
            <text:p>tune sign: draw a big “V” in the air with both hands (from up to down)</text:p>
          </table:table-cell>
          <table:table-cell table:style-name="ce2756" table:number-columns-repeated="10"/>
          <table:table-cell table:style-name="ce2757" table:number-columns-repeated="5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2">
          <table:table-cell table:style-name="ce2554" table:number-columns-repeated="2"/>
          <table:table-cell table:style-name="ce2586"/>
          <table:table-cell table:style-name="ce2589"/>
          <table:table-cell table:style-name="ce2596"/>
          <table:table-cell table:style-name="ce2589"/>
          <table:table-cell table:style-name="ce2596"/>
          <table:table-cell table:style-name="ce2591"/>
          <table:table-cell table:style-name="ce2589"/>
          <table:table-cell table:style-name="ce2608"/>
          <table:table-cell table:style-name="ce2591" table:number-columns-repeated="9"/>
          <table:table-cell table:style-name="ce2557" table:number-columns-repeated="2"/>
          <table:table-cell table:style-name="Default" table:number-columns-repeated="14"/>
          <table:table-cell table:number-columns-repeated="29"/>
        </table:table-row>
        <table:table-row table:style-name="ro3">
          <table:table-cell table:style-name="ce2555" office:value-type="string" calcext:value-type="string">
            <text:p>Groove</text:p>
          </table:table-cell>
          <table:table-cell table:style-name="ce2556" table:number-columns-repeated="2"/>
          <table:table-cell table:style-name="ce2590" office:value-type="float" office:value="1" calcext:value-type="float">
            <text:p>1</text:p>
          </table:table-cell>
          <table:table-cell table:style-name="ce2590" table:number-columns-repeated="3"/>
          <table:table-cell table:style-name="ce2590" office:value-type="float" office:value="2" calcext:value-type="float">
            <text:p>2</text:p>
          </table:table-cell>
          <table:table-cell table:style-name="ce2590" table:number-columns-repeated="3"/>
          <table:table-cell table:style-name="ce2590" office:value-type="float" office:value="3" calcext:value-type="float">
            <text:p>3</text:p>
          </table:table-cell>
          <table:table-cell table:style-name="ce2590" table:number-columns-repeated="3"/>
          <table:table-cell table:style-name="ce2590" office:value-type="float" office:value="4" calcext:value-type="float">
            <text:p>4</text:p>
          </table:table-cell>
          <table:table-cell table:style-name="ce2590" table:number-columns-repeated="3"/>
          <table:table-cell table:style-name="ce2590" office:value-type="float" office:value="5" calcext:value-type="float">
            <text:p>5</text:p>
          </table:table-cell>
          <table:table-cell table:style-name="ce2590" table:number-columns-repeated="3"/>
          <table:table-cell table:style-name="ce2590" office:value-type="float" office:value="6" calcext:value-type="float">
            <text:p>6</text:p>
          </table:table-cell>
          <table:table-cell table:style-name="ce2590" table:number-columns-repeated="3"/>
          <table:table-cell table:style-name="ce2590" office:value-type="float" office:value="7" calcext:value-type="float">
            <text:p>7</text:p>
          </table:table-cell>
          <table:table-cell table:style-name="ce2590" table:number-columns-repeated="3"/>
          <table:table-cell table:style-name="ce2590" office:value-type="float" office:value="8" calcext:value-type="float">
            <text:p>8</text:p>
          </table:table-cell>
          <table:table-cell table:style-name="ce2590" table:number-columns-repeated="3"/>
          <table:table-cell table:number-columns-repeated="29"/>
        </table:table-row>
        <table:table-row table:style-name="ro4">
          <table:table-cell table:style-name="ce2556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/>
          <table:table-cell table:style-name="ce2754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x</text:p>
          </table:table-cell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number-columns-repeated="29"/>
        </table:table-row>
        <table:table-row table:style-name="ro5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Repiniqu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m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m</text:p>
          </table:table-cell>
          <table:table-cell table:style-name="ce276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/>
          <table:table-cell table:style-name="ce2597" office:value-type="string" calcext:value-type="string">
            <text:p>rim</text:p>
          </table:table-cell>
          <table:table-cell table:style-name="ce2603"/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/>
          <table:table-cell table:number-columns-repeated="2" table:style-name="ce2597" office:value-type="string" calcext:value-type="string">
            <text:p>rim</text:p>
          </table:table-cell>
          <table:table-cell table:number-columns-repeated="29"/>
        </table:table-row>
        <table:table-row table:style-name="ro6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6">
          <table:table-cell table:style-name="ce2557" office:value-type="string" calcext:value-type="string">
            <text:p>Snare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fl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.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Tamborim <text:s/></text:p>
          </table:table-cell>
          <table:table-cell table:style-name="ce2615" office:value-type="float" office:value="1" calcext:value-type="float">
            <text:p>1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x</text:p>
          </table:table-cell>
          <table:table-cell table:style-name="ce2592"/>
          <table:table-cell table:number-columns-repeated="2"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603"/>
          <table:table-cell table:style-name="ce2592" office:value-type="string" calcext:value-type="string">
            <text:p>x</text:p>
          </table:table-cell>
          <table:table-cell table:style-name="ce2597"/>
          <table:table-cell table:style-name="ce2597" office:value-type="string" calcext:value-type="string">
            <text:p>x</text:p>
          </table:table-cell>
          <table:table-cell table:style-name="ce2758"/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 office:value-type="string" calcext:value-type="string">
            <text:p>x</text:p>
          </table:table-cell>
          <table:table-cell table:style-name="ce2592" office:value-type="string" calcext:value-type="string">
            <text:p>x</text:p>
          </table:table-cell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Agogô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758"/>
          <table:table-cell table:style-name="ce2762" office:value-type="string" calcext:value-type="string">
            <text:p>l</text:p>
          </table:table-cell>
          <table:table-cell table:number-columns-repeated="2" table:style-name="ce2597" office:value-type="string" calcext:value-type="string">
            <text:p>l</text:p>
          </table:table-cell>
          <table:table-cell table:style-name="ce2603" office:value-type="string" calcext:value-type="string">
            <text:p>l</text:p>
          </table:table-cell>
          <table:table-cell table:style-name="ce2592" office:value-type="string" calcext:value-type="string">
            <text:p>l</text:p>
          </table:table-cell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style-name="ce2592"/>
          <table:table-cell table:style-name="ce2597"/>
          <table:table-cell table:style-name="ce2597" office:value-type="string" calcext:value-type="string">
            <text:p>h</text:p>
          </table:table-cell>
          <table:table-cell table:style-name="ce2603"/>
          <table:table-cell table:number-columns-repeated="29"/>
        </table:table-row>
        <table:table-row table:style-name="ro4">
          <table:table-cell table:style-name="ce2557" table:number-columns-repeated="2"/>
          <table:table-cell table:style-name="ce2754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758"/>
          <table:table-cell table:style-name="ce276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style-name="ce2592"/>
          <table:table-cell table:style-name="ce2597" table:number-columns-repeated="2"/>
          <table:table-cell table:style-name="ce2603"/>
          <table:table-cell table:number-columns-repeated="29"/>
        </table:table-row>
        <table:table-row table:style-name="ro4">
          <table:table-cell table:style-name="ce2557" office:value-type="string" calcext:value-type="string">
            <text:p>Shaker</text:p>
          </table:table-cell>
          <table:table-cell table:style-name="ce2557"/>
          <table:table-cell table:style-name="ce2754"/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758" office:value-type="string" calcext:value-type="string">
            <text:p>.</text:p>
          </table:table-cell>
          <table:table-cell table:style-name="ce276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style-name="ce2592" office:value-type="string" calcext:value-type="string">
            <text:p>x</text:p>
          </table:table-cell>
          <table:table-cell table:style-name="ce2597" office:value-type="string" calcext:value-type="string">
            <text:p>.</text:p>
          </table:table-cell>
          <table:table-cell table:style-name="ce2597" office:value-type="string" calcext:value-type="string">
            <text:p>x</text:p>
          </table:table-cell>
          <table:table-cell table:style-name="ce2603" office:value-type="string" calcext:value-type="string">
            <text:p>.</text:p>
          </table:table-cell>
          <table:table-cell table:number-columns-repeated="29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Pat 1</text:p>
          </table:table-cell>
          <table:table-cell table:style-name="ce2556" table:number-columns-repeated="2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7">
          <table:table-cell table:style-name="ce2557" table:number-columns-repeated="2"/>
          <table:table-cell table:style-name="Default" table:number-columns-repeated="32"/>
          <table:table-cell table:style-name="ce2769"/>
          <table:table-cell table:number-columns-repeated="29"/>
        </table:table-row>
        <table:table-row table:style-name="ro4">
          <table:table-cell table:style-name="ce1550" office:value-type="string" calcext:value-type="string">
            <text:p>Pat 2</text:p>
          </table:table-cell>
          <table:table-cell table:style-name="ce2556" table:number-columns-repeated="2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2557" office:value-type="string" calcext:value-type="string">
            <text:p>Low Surdo</text:p>
          </table:table-cell>
          <table:table-cell table:style-name="ce2557" table:number-columns-repeated="2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759" office:value-type="string" calcext:value-type="string">
            <text:p>x</text:p>
          </table:table-cell>
          <table:table-cell table:style-name="ce2763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/>
          <table:table-cell table:style-name="ce2598" office:value-type="string" calcext:value-type="string">
            <text:p>x</text:p>
          </table:table-cell>
          <table:table-cell table:style-name="ce2604" office:value-type="string" calcext:value-type="string">
            <text:p>x</text:p>
          </table:table-cell>
          <table:table-cell table:style-name="ce2594" office:value-type="string" calcext:value-type="string">
            <text:p>x</text:p>
          </table:table-cell>
          <table:table-cell table:style-name="ce2598" table:number-columns-repeated="2"/>
          <table:table-cell table:style-name="ce2604"/>
          <table:table-cell table:style-name="ce2594"/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 office:value-type="string" calcext:value-type="string">
            <text:p>Mid Surdo</text:p>
          </table:table-cell>
          <table:table-cell table:style-name="ce2557" table:number-columns-repeated="2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603"/>
          <table:table-cell table:style-name="ce2592"/>
          <table:table-cell table:style-name="ce2597" table:number-columns-repeated="2"/>
          <table:table-cell table:style-name="ce2603" office:value-type="string" calcext:value-type="string">
            <text:p>x</text:p>
          </table:table-cell>
          <table:table-cell table:style-name="ce2592"/>
          <table:table-cell table:style-name="ce2597" office:value-type="string" calcext:value-type="string">
            <text:p>x</text:p>
          </table:table-cell>
          <table:table-cell table:style-name="ce2597"/>
          <table:table-cell table:style-name="ce2758"/>
          <table:table-cell table:style-name="ce2764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style-name="ce2767"/>
          <table:table-cell table:style-name="ce2185" table:number-columns-repeated="2"/>
          <table:table-cell table:style-name="ce2202"/>
          <table:table-cell table:number-columns-repeated="29"/>
        </table:table-row>
        <table:table-row table:style-name="ro4">
          <table:table-cell table:style-name="ce2557" office:value-type="string" calcext:value-type="string">
            <text:p>High Surdo</text:p>
          </table:table-cell>
          <table:table-cell table:style-name="ce2557" table:number-columns-repeated="2"/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number-columns-repeated="2" table:style-name="ce2599" office:value-type="string" calcext:value-type="string">
            <text:p>x</text:p>
          </table:table-cell>
          <table:table-cell table:style-name="ce2605" office:value-type="string" calcext:value-type="string">
            <text:p>x</text:p>
          </table:table-cell>
          <table:table-cell table:style-name="ce2593" office:value-type="string" calcext:value-type="string">
            <text:p>x</text:p>
          </table:table-cell>
          <table:table-cell table:style-name="ce2599" table:number-columns-repeated="2"/>
          <table:table-cell table:style-name="ce2760"/>
          <table:table-cell table:style-name="ce2765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style-name="ce2768"/>
          <table:table-cell table:style-name="ce2187" table:number-columns-repeated="2"/>
          <table:table-cell table:style-name="ce2204"/>
          <table:table-cell table:number-columns-repeated="29"/>
        </table:table-row>
        <table:table-row table:style-name="ro4">
          <table:table-cell table:style-name="Default" table:number-columns-repeated="64"/>
        </table:table-row>
        <table:table-row table:style-name="ro4">
          <table:table-cell table:style-name="ce1049" table:number-columns-repeated="3"/>
          <table:table-cell table:style-name="Default" table:number-columns-repeated="32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n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759"/>
          <table:table-cell table:style-name="ce2763" office:value-type="string" calcext:value-type="string">
            <text:p>sn</text:p>
          </table:table-cell>
          <table:table-cell table:number-columns-repeated="2"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S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n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760"/>
          <table:table-cell table:style-name="ce2766" office:value-type="string" calcext:value-type="string">
            <text:p>sn</text:p>
          </table:table-cell>
          <table:table-cell table:number-columns-repeated="2"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 table:number-columns-repeated="2"/>
          <table:table-cell table:style-name="ce2605"/>
          <table:table-cell table:style-name="ce2593"/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1049" table:number-columns-repeated="2"/>
          <table:table-cell table:style-name="Default" table:number-columns-repeated="33"/>
          <table:table-cell table:number-columns-repeated="29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 table:style-name="ce2557" office:value-type="float" office:value="1" calcext:value-type="float">
            <text:p>1</text:p>
          </table:table-cell>
          <table:table-cell table:style-name="ce2557"/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759" office:value-type="string" calcext:value-type="string">
            <text:p>S</text:p>
          </table:table-cell>
          <table:table-cell table:style-name="ce2763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 office:value-type="string" calcext:value-type="string">
            <text:p>S</text:p>
          </table:table-cell>
          <table:table-cell table:style-name="ce2594" office:value-type="string" calcext:value-type="string">
            <text:p>S</text:p>
          </table:table-cell>
          <table:table-cell table:style-name="ce2598"/>
          <table:table-cell table:style-name="ce2598" office:value-type="string" calcext:value-type="string">
            <text:p>S</text:p>
          </table:table-cell>
          <table:table-cell table:style-name="ce2604"/>
          <table:table-cell table:style-name="ce2594" office:value-type="string" calcext:value-type="string">
            <text:p>A</text:p>
          </table:table-cell>
          <table:table-cell table:style-name="ce2598" table:number-columns-repeated="2"/>
          <table:table-cell table:style-name="ce2604"/>
          <table:table-cell table:number-columns-repeated="29"/>
        </table:table-row>
        <table:table-row table:style-name="ro4">
          <table:table-cell table:style-name="ce2557"/>
          <table:table-cell table:style-name="ce2557" office:value-type="float" office:value="2" calcext:value-type="float">
            <text:p>2</text:p>
          </table:table-cell>
          <table:table-cell table:style-name="ce2557"/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 office:value-type="string" calcext:value-type="string">
            <text:p>S</text:p>
          </table:table-cell>
          <table:table-cell table:style-name="ce2593" office:value-type="string" calcext:value-type="string">
            <text:p>S</text:p>
          </table:table-cell>
          <table:table-cell table:style-name="ce2599"/>
          <table:table-cell table:style-name="ce2599" office:value-type="string" calcext:value-type="string">
            <text:p>S</text:p>
          </table:table-cell>
          <table:table-cell table:style-name="ce2605"/>
          <table:table-cell table:style-name="ce2593" office:value-type="string" calcext:value-type="string">
            <text:p>A</text:p>
          </table:table-cell>
          <table:table-cell table:style-name="ce2599" table:number-columns-repeated="2"/>
          <table:table-cell table:style-name="ce2760" office:value-type="string" calcext:value-type="string">
            <text:p>E</text:p>
          </table:table-cell>
          <table:table-cell table:style-name="ce2766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office:value-type="string" calcext:value-type="string">
            <text:p>E</text:p>
          </table:table-cell>
          <table:table-cell table:style-name="ce2599"/>
          <table:table-cell table:style-name="ce2605" office:value-type="string" calcext:value-type="string">
            <text:p>E</text:p>
          </table:table-cell>
          <table:table-cell table:style-name="ce2593"/>
          <table:table-cell table:style-name="ce2599" table:number-columns-repeated="2"/>
          <table:table-cell table:style-name="ce2605"/>
          <table:table-cell table:style-name="ce2593" office:value-type="string" calcext:value-type="string">
            <text:p>Oi!</text:p>
          </table:table-cell>
          <table:table-cell table:style-name="ce2599" table:number-columns-repeated="2"/>
          <table:table-cell table:style-name="ce2605"/>
          <table:table-cell table:number-columns-repeated="29"/>
        </table:table-row>
        <table:table-row table:style-name="ro4">
          <table:table-cell table:style-name="ce2557" table:number-columns-repeated="3"/>
          <table:table-cell table:style-name="Default" table:number-columns-repeated="16"/>
          <table:table-cell table:style-name="ce1049"/>
          <table:table-cell table:style-name="Default" table:number-columns-repeated="14"/>
          <table:table-cell table:style-name="ce2770" office:value-type="string" calcext:value-type="string">
            <text:p>Oi! = Everybody shouts “Oi”</text:p>
          </table:table-cell>
          <table:table-cell table:number-columns-repeated="29"/>
        </table:table-row>
        <table:table-row table:style-name="ro4" table:number-rows-repeated="5">
          <table:table-cell table:style-name="Default" table:number-columns-repeated="35"/>
          <table:table-cell table:number-columns-repeated="29"/>
        </table:table-row>
        <table:table-row table:style-name="ro4" table:number-rows-repeated="85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4">
          <table:table-cell table:number-columns-repeated="64"/>
        </table:table-row>
        <table:table-row table:style-name="ro4">
          <table:table-cell table:number-columns-repeated="18"/>
          <table:table-cell table:style-name="ce2761"/>
          <table:table-cell table:number-columns-repeated="45"/>
        </table:table-row>
        <table:table-row table:style-name="ro4" table:number-rows-repeated="1048433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Drucken" table:base-cell-address="$Wolf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21:01:37.0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3-10-30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TT</meta:initial-creator>
    <meta:creation-date>2009-05-20T12:19:56</meta:creation-date>
    <dc:date>2023-10-30T21:15:27.938000000</dc:date>
    <meta:print-date>2011-06-12T10:16:13</meta:print-date>
    <meta:editing-cycles>321</meta:editing-cycles>
    <meta:editing-duration>P14DT10H2M38S</meta:editing-duration>
    <meta:generator>LibreOffice/7.6.2.1$Windows_X86_64 LibreOffice_project/56f7684011345957bbf33a7ee678afaf4d2ba333</meta:generator>
    <meta:document-statistic meta:table-count="1" meta:cell-count="296" meta:object-count="0"/>
  </office:meta>
</office:document-meta>
</file>